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Droid Sans" style:font-name-complex="Lohit Hindi"/>
    </style:style>
    <style:style style:name="ce3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091cm" svg:height="13.208cm" svg:x="13.023cm" svg:y="17.558cm">
            <draw:object draw:notify-on-update-of-ranges="Sheet1.B48:Sheet1.B53 Sheet1.C47:Sheet1.C47 Sheet1.C48:Sheet1.C53 Sheet1.D47:Sheet1.D47 Sheet1.D48:Sheet1.D53 Sheet1.E47:Sheet1.E47 Sheet1.E48:Sheet1.E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2">
          <table:table-cell table:number-columns-repeated="10"/>
        </table:table-row>
        <table:table-row table:style-name="ro4">
          <table:table-cell office:value-type="string">
            <text:p>ElKal</text:p>
          </table:table-cell>
          <table:table-cell table:number-columns-repeated="9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office:value-type="string">
            <text:p>TP</text:p>
          </table:table-cell>
          <table:table-cell table:number-columns-repeated="2"/>
        </table:table-row>
        <table:table-row table:style-name="ro2">
          <table:table-cell office:value-type="string">
            <text:p>agreeing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4]/SUM([.B4:.G4])" office:value-type="percentage" office:value="0.764705882352941">
            <text:p>76.5%</text:p>
          </table:table-cell>
          <table:table-cell/>
          <table:table-cell table:formula="of:=SUM([.B4:.G4])" office:value-type="float" office:value="34">
            <text:p>34</text:p>
          </table:table-cell>
        </table:table-row>
        <table:table-row table:style-name="ro2">
          <table:table-cell office:value-type="string">
            <text:p>concentrating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5]/SUM([.B5:.G5])" office:value-type="percentage" office:value="0.888888888888889">
            <text:p>88.9%</text:p>
          </table:table-cell>
          <table:table-cell/>
          <table:table-cell table:formula="of:=SUM([.B5:.G5])" office:value-type="float" office:value="18">
            <text:p>18</text:p>
          </table:table-cell>
        </table:table-row>
        <table:table-row table:style-name="ro2">
          <table:table-cell office:value-type="string">
            <text:p>disagreeing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D6]/SUM([.B6:.G6])" office:value-type="percentage" office:value="0.80952380952381">
            <text:p>81.0%</text:p>
          </table:table-cell>
          <table:table-cell/>
          <table:table-cell table:formula="of:=SUM([.B6:.G6])" office:value-type="float" office:value="21">
            <text:p>21</text:p>
          </table:table-cell>
        </table:table-row>
        <table:table-row table:style-name="ro2"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E7]/SUM([.B7:.G7])" office:value-type="percentage" office:value="0.766666666666667">
            <text:p>76.7%</text:p>
          </table:table-cell>
          <table:table-cell/>
          <table:table-cell table:formula="of:=SUM([.B7:.G7])" office:value-type="float" office:value="30">
            <text:p>30</text:p>
          </table:table-cell>
        </table:table-row>
        <table:table-row table:style-name="ro2">
          <table:table-cell office:value-type="string">
            <text:p>think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F8]/SUM([.B8:.G8])" office:value-type="percentage" office:value="0.645161290322581">
            <text:p>64.5%</text:p>
          </table:table-cell>
          <table:table-cell/>
          <table:table-cell table:formula="of:=SUM([.B8:.G8])" office:value-type="float" office:value="31">
            <text:p>31</text:p>
          </table:table-cell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G9]/SUM([.B9:.G9])" office:value-type="percentage" office:value="0.766666666666667">
            <text:p>76.7%</text:p>
          </table:table-cell>
          <table:table-cell/>
          <table:table-cell table:formula="of:=SUM([.B9:.G9])" office:value-type="float" office:value="30">
            <text:p>30</text:p>
          </table:table-cell>
        </table:table-row>
        <table:table-row table:style-name="ro2">
          <table:table-cell table:number-columns-repeated="7"/>
          <table:table-cell table:formula="of:=AVERAGE([.H4:.H9])" office:value-type="percentage" office:value="0.773602200736926">
            <text:p>77.4%</text:p>
          </table:table-cell>
          <table:table-cell table:number-columns-repeated="2"/>
        </table:table-row>
        <table:table-row table:style-name="ro2">
          <table:table-cell table:number-columns-repeated="9"/>
          <table:table-cell table:formula="of:=SUM([.J4:.J9])" office:value-type="float" office:value="164">
            <text:p>164</text:p>
          </table:table-cell>
        </table:table-row>
        <table:table-row table:style-name="ro2">
          <table:table-cell/>
          <table:table-cell table:formula="of:=SUM([.B4:.B9])" office:value-type="float" office:value="33">
            <text:p>33</text:p>
          </table:table-cell>
          <table:table-cell table:formula="of:=SUM([.C4:.C9])" office:value-type="float" office:value="30">
            <text:p>30</text:p>
          </table:table-cell>
          <table:table-cell table:formula="of:=SUM([.D4:.D9])" office:value-type="float" office:value="18">
            <text:p>18</text:p>
          </table:table-cell>
          <table:table-cell table:formula="of:=SUM([.E4:.E9])" office:value-type="float" office:value="27">
            <text:p>27</text:p>
          </table:table-cell>
          <table:table-cell table:formula="of:=SUM([.F4:.F9])" office:value-type="float" office:value="21">
            <text:p>21</text:p>
          </table:table-cell>
          <table:table-cell table:formula="of:=SUM([.G4:.G9])" office:value-type="float" office:value="35">
            <text:p>35</text:p>
          </table:table-cell>
          <table:table-cell table:number-columns-repeated="2"/>
          <table:table-cell table:formula="of:=SUM([.B12:.G12])" office:value-type="float" office:value="164">
            <text:p>164</text:p>
          </table:table-cell>
        </table:table-row>
        <table:table-row table:style-name="ro2">
          <table:table-cell/>
          <table:table-cell table:formula="of:=[.B4]" office:value-type="float" office:value="26">
            <text:p>26</text:p>
          </table:table-cell>
          <table:table-cell table:formula="of:=[.C5]" office:value-type="float" office:value="16">
            <text:p>16</text:p>
          </table:table-cell>
          <table:table-cell table:formula="of:=[.D6]" office:value-type="float" office:value="17">
            <text:p>17</text:p>
          </table:table-cell>
          <table:table-cell table:formula="of:=[.E7]" office:value-type="float" office:value="23">
            <text:p>23</text:p>
          </table:table-cell>
          <table:table-cell table:formula="of:=[.F8]" office:value-type="float" office:value="20">
            <text:p>20</text:p>
          </table:table-cell>
          <table:table-cell table:formula="of:=[.G9]" office:value-type="float" office:value="23">
            <text:p>23</text:p>
          </table:table-cell>
          <table:table-cell table:number-columns-repeated="2"/>
          <table:table-cell table:formula="of:=SUM([.B13:.G13])/SUM([.B4:.G9])" office:value-type="float" office:value="0.76219512195122">
            <text:p>0.762195122</text:p>
          </table:table-cell>
        </table:table-row>
        <table:table-row table:style-name="ro2">
          <table:table-cell/>
          <table:table-cell table:formula="of:=[.B13]/[.B12]" office:value-type="float" office:value="0.787878787878788">
            <text:p>0.7878787879</text:p>
          </table:table-cell>
          <table:table-cell table:formula="of:=[.C13]/[.C12]" office:value-type="float" office:value="0.533333333333333">
            <text:p>0.5333333333</text:p>
          </table:table-cell>
          <table:table-cell table:formula="of:=[.D13]/[.D12]" office:value-type="float" office:value="0.944444444444444">
            <text:p>0.9444444444</text:p>
          </table:table-cell>
          <table:table-cell table:formula="of:=[.E13]/[.E12]" office:value-type="float" office:value="0.851851851851852">
            <text:p>0.8518518519</text:p>
          </table:table-cell>
          <table:table-cell table:formula="of:=[.F13]/[.F12]" office:value-type="float" office:value="0.952380952380952">
            <text:p>0.9523809524</text:p>
          </table:table-cell>
          <table:table-cell table:formula="of:=[.G13]/[.G12]" office:value-type="float" office:value="0.657142857142857">
            <text:p>0.6571428571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4">
          <table:table-cell office:value-type="string">
            <text:p>alg - NuSVC</text:p>
          </table:table-cell>
          <table:table-cell table:number-columns-repeated="9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table:number-columns-repeated="3"/>
        </table:table-row>
        <table:table-row table:style-name="ro2">
          <table:table-cell office:value-type="string">
            <text:p>agreeing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8]/SUM([.B18:.G18])" office:value-type="percentage" office:value="0.5">
            <text:p>50.0%</text:p>
          </table:table-cell>
          <table:table-cell/>
          <table:table-cell table:formula="of:=SUM([.B18:.G18])" office:value-type="float" office:value="36">
            <text:p>36</text:p>
          </table:table-cell>
        </table:table-row>
        <table:table-row table:style-name="ro2">
          <table:table-cell office:value-type="string">
            <text:p>concentrating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19]/SUM([.B19:.G19])" office:value-type="percentage" office:value="0.111111111111111">
            <text:p>11.1%</text:p>
          </table:table-cell>
          <table:table-cell/>
          <table:table-cell table:formula="of:=SUM([.B19:.G19])" office:value-type="float" office:value="18">
            <text:p>18</text:p>
          </table:table-cell>
        </table:table-row>
        <table:table-row table:style-name="ro2">
          <table:table-cell office:value-type="string">
            <text:p>disagreein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formula="of:=[.D20]/SUM([.B20:.G20])" office:value-type="percentage" office:value="0.125">
            <text:p>12.5%</text:p>
          </table:table-cell>
          <table:table-cell/>
          <table:table-cell table:formula="of:=SUM([.B20:.G20])" office:value-type="float" office:value="24">
            <text:p>24</text:p>
          </table:table-cell>
        </table:table-row>
        <table:table-row table:style-name="ro2">
          <table:table-cell office:value-type="string">
            <text:p>intereste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formula="of:=[.E21]/SUM([.B21:.G21])" office:value-type="percentage" office:value="0.666666666666667">
            <text:p>66.7%</text:p>
          </table:table-cell>
          <table:table-cell/>
          <table:table-cell table:formula="of:=SUM([.B21:.G21])" office:value-type="float" office:value="30">
            <text:p>30</text:p>
          </table:table-cell>
        </table:table-row>
        <table:table-row table:style-name="ro2">
          <table:table-cell office:value-type="string">
            <text:p>thinkin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formula="of:=[.F22]/SUM([.B22:.G22])" office:value-type="percentage" office:value="0.277777777777778">
            <text:p>27.8%</text:p>
          </table:table-cell>
          <table:table-cell/>
          <table:table-cell table:formula="of:=SUM([.B22:.G22])" office:value-type="float" office:value="36">
            <text:p>36</text:p>
          </table:table-cell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[.G23]/SUM([.B23:.G23])" office:value-type="percentage" office:value="0.5">
            <text:p>50.0%</text:p>
          </table:table-cell>
          <table:table-cell/>
          <table:table-cell table:formula="of:=SUM([.B23:.G23])" office:value-type="float" office:value="30">
            <text:p>30</text:p>
          </table:table-cell>
        </table:table-row>
        <table:table-row table:style-name="ro2">
          <table:table-cell table:number-columns-repeated="7"/>
          <table:table-cell table:formula="of:=AVERAGE([.H18:.H23])" office:value-type="percentage" office:value="0.363425925925926">
            <text:p>36.3%</text:p>
          </table:table-cell>
          <table:table-cell table:number-columns-repeated="2"/>
        </table:table-row>
        <table:table-row table:style-name="ro2">
          <table:table-cell table:number-columns-repeated="9"/>
          <table:table-cell table:formula="of:=SUM([.J18:.J23])" office:value-type="float" office:value="174">
            <text:p>174</text:p>
          </table:table-cell>
        </table:table-row>
        <table:table-row table:style-name="ro2">
          <table:table-cell/>
          <table:table-cell table:formula="of:=SUM([.B18:.B23])" office:value-type="float" office:value="41">
            <text:p>41</text:p>
          </table:table-cell>
          <table:table-cell table:formula="of:=SUM([.C18:.C23])" office:value-type="float" office:value="9">
            <text:p>9</text:p>
          </table:table-cell>
          <table:table-cell table:formula="of:=SUM([.D18:.D23])" office:value-type="float" office:value="15">
            <text:p>15</text:p>
          </table:table-cell>
          <table:table-cell table:formula="of:=SUM([.E18:.E23])" office:value-type="float" office:value="33">
            <text:p>33</text:p>
          </table:table-cell>
          <table:table-cell table:formula="of:=SUM([.F18:.F23])" office:value-type="float" office:value="38">
            <text:p>38</text:p>
          </table:table-cell>
          <table:table-cell table:formula="of:=SUM([.G18:.G23])" office:value-type="float" office:value="38">
            <text:p>38</text:p>
          </table:table-cell>
          <table:table-cell table:number-columns-repeated="2"/>
          <table:table-cell table:formula="of:=SUM([.B26:.G26])" office:value-type="float" office:value="174">
            <text:p>174</text:p>
          </table:table-cell>
        </table:table-row>
        <table:table-row table:style-name="ro2">
          <table:table-cell/>
          <table:table-cell table:formula="of:=[.B18]" office:value-type="float" office:value="18">
            <text:p>18</text:p>
          </table:table-cell>
          <table:table-cell table:formula="of:=[.C19]" office:value-type="float" office:value="2">
            <text:p>2</text:p>
          </table:table-cell>
          <table:table-cell table:formula="of:=[.D20]" office:value-type="float" office:value="3">
            <text:p>3</text:p>
          </table:table-cell>
          <table:table-cell table:formula="of:=[.E21]" office:value-type="float" office:value="20">
            <text:p>20</text:p>
          </table:table-cell>
          <table:table-cell table:formula="of:=[.F22]" office:value-type="float" office:value="10">
            <text:p>10</text:p>
          </table:table-cell>
          <table:table-cell table:formula="of:=[.G23]" office:value-type="float" office:value="15">
            <text:p>15</text:p>
          </table:table-cell>
          <table:table-cell table:number-columns-repeated="2"/>
          <table:table-cell table:formula="of:=SUM([.B27:.G27])/SUM([.B18:.G23])" office:value-type="float" office:value="0.390804597701149">
            <text:p>0.3908045977</text:p>
          </table:table-cell>
        </table:table-row>
        <table:table-row table:style-name="ro2">
          <table:table-cell/>
          <table:table-cell table:formula="of:=[.B27]/[.B26]" office:value-type="float" office:value="0.439024390243902">
            <text:p>0.4390243902</text:p>
          </table:table-cell>
          <table:table-cell table:formula="of:=[.C27]/[.C26]" office:value-type="float" office:value="0.222222222222222">
            <text:p>0.2222222222</text:p>
          </table:table-cell>
          <table:table-cell table:formula="of:=[.D27]/[.D26]" office:value-type="float" office:value="0.2">
            <text:p>0.2</text:p>
          </table:table-cell>
          <table:table-cell table:formula="of:=[.E27]/[.E26]" office:value-type="float" office:value="0.606060606060606">
            <text:p>0.6060606061</text:p>
          </table:table-cell>
          <table:table-cell table:formula="of:=[.F27]/[.F26]" office:value-type="float" office:value="0.263157894736842">
            <text:p>0.2631578947</text:p>
          </table:table-cell>
          <table:table-cell table:formula="of:=[.G27]/[.G26]" office:value-type="float" office:value="0.394736842105263">
            <text:p>0.3947368421</text:p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office:value-type="string">
            <text:p>heur - NuSVC</text:p>
          </table:table-cell>
          <table:table-cell table:number-columns-repeated="9"/>
        </table:table-row>
        <table:table-row table:style-name="ro2">
          <table:table-cell office:value-type="string">
            <text:p>mental state</text:p>
          </table:table-cell>
          <table:table-cell office:value-type="string">
            <text:p>agreeing</text:p>
          </table:table-cell>
          <table:table-cell office:value-type="string">
            <text:p>concentrating</text:p>
          </table:table-cell>
          <table:table-cell office:value-type="string">
            <text:p>disagreeing</text:p>
          </table:table-cell>
          <table:table-cell office:value-type="string">
            <text:p>interested</text:p>
          </table:table-cell>
          <table:table-cell office:value-type="string">
            <text:p>thinking</text:p>
          </table:table-cell>
          <table:table-cell office:value-type="string">
            <text:p>unsure</text:p>
          </table:table-cell>
          <table:table-cell table:number-columns-repeated="3"/>
        </table:table-row>
        <table:table-row table:style-name="ro2">
          <table:table-cell office:value-type="string">
            <text:p>agreeing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33]/SUM([.B33:.G33])" office:value-type="percentage" office:value="0.527777777777778">
            <text:p>52.8%</text:p>
          </table:table-cell>
          <table:table-cell/>
          <table:table-cell table:formula="of:=SUM([.B33:.G33])" office:value-type="float" office:value="36">
            <text:p>36</text:p>
          </table:table-cell>
        </table:table-row>
        <table:table-row table:style-name="ro2">
          <table:table-cell office:value-type="string">
            <text:p>concentrating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34]/SUM([.B34:.G34])" office:value-type="percentage" office:value="0.0555555555555556">
            <text:p>5.6%</text:p>
          </table:table-cell>
          <table:table-cell/>
          <table:table-cell table:formula="of:=SUM([.B34:.G34])" office:value-type="float" office:value="18">
            <text:p>18</text:p>
          </table:table-cell>
        </table:table-row>
        <table:table-row table:style-name="ro2">
          <table:table-cell office:value-type="string">
            <text:p>disagreeing</text:p>
          </table:table-cell>
          <table:table-cell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D35]/SUM([.B35:.G35])" office:value-type="percentage" office:value="0.166666666666667">
            <text:p>16.7%</text:p>
          </table:table-cell>
          <table:table-cell/>
          <table:table-cell table:formula="of:=SUM([.B35:.G35])" office:value-type="float" office:value="24">
            <text:p>24</text:p>
          </table:table-cell>
        </table:table-row>
        <table:table-row table:style-name="ro2">
          <table:table-cell office:value-type="string">
            <text:p>intereste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E36]/SUM([.B36:.G36])" office:value-type="percentage" office:value="0.633333333333333">
            <text:p>63.3%</text:p>
          </table:table-cell>
          <table:table-cell/>
          <table:table-cell table:formula="of:=SUM([.B36:.G36])" office:value-type="float" office:value="30">
            <text:p>30</text:p>
          </table:table-cell>
        </table:table-row>
        <table:table-row table:style-name="ro2">
          <table:table-cell office:value-type="string">
            <text:p>thinking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F37]/SUM([.B37:.G37])" office:value-type="percentage" office:value="0.222222222222222">
            <text:p>22.2%</text:p>
          </table:table-cell>
          <table:table-cell/>
          <table:table-cell table:formula="of:=SUM([.B37:.G37])" office:value-type="float" office:value="36">
            <text:p>36</text:p>
          </table:table-cell>
        </table:table-row>
        <table:table-row table:style-name="ro2">
          <table:table-cell office:value-type="string">
            <text:p>unsu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G38]/SUM([.B38:.G38])" office:value-type="percentage" office:value="0.333333333333333">
            <text:p>33.3%</text:p>
          </table:table-cell>
          <table:table-cell/>
          <table:table-cell table:formula="of:=SUM([.B38:.G38])" office:value-type="float" office:value="30">
            <text:p>30</text:p>
          </table:table-cell>
        </table:table-row>
        <table:table-row table:style-name="ro2">
          <table:table-cell table:number-columns-repeated="7"/>
          <table:table-cell table:formula="of:=AVERAGE([.H33:.H38])" office:value-type="percentage" office:value="0.323148148148148">
            <text:p>32.3%</text:p>
          </table:table-cell>
          <table:table-cell table:number-columns-repeated="2"/>
        </table:table-row>
        <table:table-row table:style-name="ro2">
          <table:table-cell table:number-columns-repeated="9"/>
          <table:table-cell table:formula="of:=SUM([.J33:.J38])" office:value-type="float" office:value="174">
            <text:p>174</text:p>
          </table:table-cell>
        </table:table-row>
        <table:table-row table:style-name="ro2">
          <table:table-cell/>
          <table:table-cell table:formula="of:=SUM([.B33:.B38])" office:value-type="float" office:value="41">
            <text:p>41</text:p>
          </table:table-cell>
          <table:table-cell table:formula="of:=SUM([.C33:.C38])" office:value-type="float" office:value="9">
            <text:p>9</text:p>
          </table:table-cell>
          <table:table-cell table:formula="of:=SUM([.D33:.D38])" office:value-type="float" office:value="19">
            <text:p>19</text:p>
          </table:table-cell>
          <table:table-cell table:formula="of:=SUM([.E33:.E38])" office:value-type="float" office:value="33">
            <text:p>33</text:p>
          </table:table-cell>
          <table:table-cell table:formula="of:=SUM([.F33:.F38])" office:value-type="float" office:value="42">
            <text:p>42</text:p>
          </table:table-cell>
          <table:table-cell table:formula="of:=SUM([.G33:.G38])" office:value-type="float" office:value="30">
            <text:p>30</text:p>
          </table:table-cell>
          <table:table-cell table:number-columns-repeated="2"/>
          <table:table-cell table:formula="of:=SUM([.B41:.G41])" office:value-type="float" office:value="174">
            <text:p>174</text:p>
          </table:table-cell>
        </table:table-row>
        <table:table-row table:style-name="ro2">
          <table:table-cell/>
          <table:table-cell table:formula="of:=[.B33]" office:value-type="float" office:value="19">
            <text:p>19</text:p>
          </table:table-cell>
          <table:table-cell table:formula="of:=[.C34]" office:value-type="float" office:value="1">
            <text:p>1</text:p>
          </table:table-cell>
          <table:table-cell table:formula="of:=[.D35]" office:value-type="float" office:value="4">
            <text:p>4</text:p>
          </table:table-cell>
          <table:table-cell table:formula="of:=[.E36]" office:value-type="float" office:value="19">
            <text:p>19</text:p>
          </table:table-cell>
          <table:table-cell table:formula="of:=[.F37]" office:value-type="float" office:value="8">
            <text:p>8</text:p>
          </table:table-cell>
          <table:table-cell table:formula="of:=[.G38]" office:value-type="float" office:value="10">
            <text:p>10</text:p>
          </table:table-cell>
          <table:table-cell table:number-columns-repeated="2"/>
          <table:table-cell table:formula="of:=SUM([.B42:.G42])/SUM([.B33:.G38])" office:value-type="float" office:value="0.350574712643678">
            <text:p>0.3505747126</text:p>
          </table:table-cell>
        </table:table-row>
        <table:table-row table:style-name="ro2">
          <table:table-cell/>
          <table:table-cell table:formula="of:=[.B42]/[.B41]" office:value-type="float" office:value="0.463414634146341">
            <text:p>0.4634146341</text:p>
          </table:table-cell>
          <table:table-cell table:formula="of:=[.C42]/[.C41]" office:value-type="float" office:value="0.111111111111111">
            <text:p>0.1111111111</text:p>
          </table:table-cell>
          <table:table-cell table:formula="of:=[.D42]/[.D41]" office:value-type="float" office:value="0.210526315789474">
            <text:p>0.2105263158</text:p>
          </table:table-cell>
          <table:table-cell table:formula="of:=[.E42]/[.E41]" office:value-type="float" office:value="0.575757575757576">
            <text:p>0.5757575758</text:p>
          </table:table-cell>
          <table:table-cell table:formula="of:=[.F42]/[.F41]" office:value-type="float" office:value="0.19047619047619">
            <text:p>0.1904761905</text:p>
          </table:table-cell>
          <table:table-cell table:formula="of:=[.G42]/[.G41]" office:value-type="float" office:value="0.333333333333333">
            <text:p>0.3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heur - NuSVC</text:p>
          </table:table-cell>
          <table:table-cell office:value-type="string">
            <text:p>alg - NuSVC</text:p>
          </table:table-cell>
          <table:table-cell office:value-type="string">
            <text:p>EK&amp;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greeing</text:p>
          </table:table-cell>
          <table:table-cell table:formula="of:=[.H33]" office:value-type="percentage" office:value="0.527777777777778">
            <text:p>52.78%</text:p>
          </table:table-cell>
          <table:table-cell table:formula="of:=[.H18]" office:value-type="percentage" office:value="0.5">
            <text:p>50.00%</text:p>
          </table:table-cell>
          <table:table-cell table:style-name="ce2" table:formula="of:=[.H4]" office:value-type="percentage" office:value="0.764705882352941">
            <text:p>76.47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ncentrating</text:p>
          </table:table-cell>
          <table:table-cell table:formula="of:=[.H34]" office:value-type="percentage" office:value="0.0555555555555556">
            <text:p>5.56%</text:p>
          </table:table-cell>
          <table:table-cell table:formula="of:=[.H19]" office:value-type="percentage" office:value="0.111111111111111">
            <text:p>11.11%</text:p>
          </table:table-cell>
          <table:table-cell table:formula="of:=[.H5]" office:value-type="percentage" office:value="0.888888888888889">
            <text:p>88.89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agreeing</text:p>
          </table:table-cell>
          <table:table-cell table:formula="of:=[.H35]" office:value-type="percentage" office:value="0.166666666666667">
            <text:p>16.67%</text:p>
          </table:table-cell>
          <table:table-cell table:formula="of:=[.H20]" office:value-type="percentage" office:value="0.125">
            <text:p>12.50%</text:p>
          </table:table-cell>
          <table:table-cell table:formula="of:=[.H6]" office:value-type="percentage" office:value="0.80952380952381">
            <text:p>80.95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terested</text:p>
          </table:table-cell>
          <table:table-cell table:formula="of:=[.H36]" office:value-type="percentage" office:value="0.633333333333333">
            <text:p>63.33%</text:p>
          </table:table-cell>
          <table:table-cell table:formula="of:=[.H21]" office:value-type="percentage" office:value="0.666666666666667">
            <text:p>66.67%</text:p>
          </table:table-cell>
          <table:table-cell table:formula="of:=[.H7]" office:value-type="percentage" office:value="0.766666666666667">
            <text:p>76.67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hinking</text:p>
          </table:table-cell>
          <table:table-cell table:formula="of:=[.H37]" office:value-type="percentage" office:value="0.222222222222222">
            <text:p>22.22%</text:p>
          </table:table-cell>
          <table:table-cell table:formula="of:=[.H22]" office:value-type="percentage" office:value="0.277777777777778">
            <text:p>27.78%</text:p>
          </table:table-cell>
          <table:table-cell table:formula="of:=[.H8]" office:value-type="percentage" office:value="0.645161290322581">
            <text:p>64.52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unsure</text:p>
          </table:table-cell>
          <table:table-cell table:formula="of:=[.H38]" office:value-type="percentage" office:value="0.333333333333333">
            <text:p>33.33%</text:p>
          </table:table-cell>
          <table:table-cell table:formula="of:=[.H23]" office:value-type="percentage" office:value="0.5">
            <text:p>50.00%</text:p>
          </table:table-cell>
          <table:table-cell table:formula="of:=[.H9]" office:value-type="percentage" office:value="0.766666666666667">
            <text:p>76.67%</text:p>
          </table:table-cell>
          <table:table-cell table:number-columns-repeated="5"/>
        </table:table-row>
        <table:table-row table:style-name="ro2" table:number-rows-repeated="104852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45:Sheet1.G4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3:54:48</meta:creation-date>
    <dc:date>2012-11-03T17:03:36</dc:date>
    <meta:editing-duration>PT1H8M25S</meta:editing-duration>
    <meta:editing-cycles>10</meta:editing-cycles>
    <meta:generator>LibreOffice/3.5$Linux_X86_64 LibreOffice_project/350m1$Build-2</meta:generator>
    <meta:document-statistic meta:table-count="3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92cm" svg:height="13.209cm" xlink:href=".." xlink:type="simple" chart:class="chart:bar" chart:style-name="ch1">
        <chart:legend chart:legend-position="end" svg:x="17.22cm" svg:y="5.807cm" style:legend-expansion="high" chart:style-name="ch2"/>
        <chart:plot-area chart:style-name="ch3" table:cell-range-address="Sheet1.B47:Sheet1.E53" chart:data-source-has-labels="both" svg:x="1.412cm" svg:y="0.927cm" svg:width="15.006cm" svg:height="11.5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27cm" svg:y="1.014cm" svg:width="12.891cm" svg:height="10.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8:Sheet1.B53"/>
          </chart:axis>
          <chart:axis chart:dimension="y" chart:name="primary-y" chart:style-name="ch5">
            <chart:title svg:x="0.451cm" svg:y="8.45cm" chart:style-name="ch6">
              <text:p>Classification Accuracy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C48:Sheet1.C53" chart:label-cell-address="Sheet1.C47:Sheet1.C47" chart:class="chart:bar">
            <chart:data-point chart:repeated="6"/>
          </chart:series>
          <chart:series chart:style-name="ch10" chart:values-cell-range-address="Sheet1.D48:Sheet1.D53" chart:label-cell-address="Sheet1.D47:Sheet1.D47" chart:class="chart:bar">
            <chart:data-point chart:repeated="6"/>
          </chart:series>
          <chart:series chart:style-name="ch11" chart:values-cell-range-address="Sheet1.E48:Sheet1.E53" chart:label-cell-address="Sheet1.E47:Sheet1.E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 - NuSVC</text:p>
                <draw:g>
                  <svg:desc>Sheet1.C47:Sheet1.C47</svg:desc>
                </draw:g>
              </table:table-cell>
              <table:table-cell office:value-type="string">
                <text:p>alg - NuSVC</text:p>
                <draw:g>
                  <svg:desc>Sheet1.D47:Sheet1.D47</svg:desc>
                </draw:g>
              </table:table-cell>
              <table:table-cell office:value-type="string">
                <text:p>EK&amp;R</text:p>
                <draw:g>
                  <svg:desc>Sheet1.E47:Sheet1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eing</text:p>
                <draw:g>
                  <svg:desc>Sheet1.B48:Sheet1.B53</svg:desc>
                </draw:g>
              </table:table-cell>
              <table:table-cell office:value-type="float" office:value="0.527777777777778">
                <text:p>0.527777777777778</text:p>
                <draw:g>
                  <svg:desc>Sheet1.C48:Sheet1.C53</svg:desc>
                </draw:g>
              </table:table-cell>
              <table:table-cell office:value-type="float" office:value="0.5">
                <text:p>0.5</text:p>
                <draw:g>
                  <svg:desc>Sheet1.D48:Sheet1.D53</svg:desc>
                </draw:g>
              </table:table-cell>
              <table:table-cell office:value-type="float" office:value="0.764705882352941">
                <text:p>0.764705882352941</text:p>
                <draw:g>
                  <svg:desc>Sheet1.E48:Sheet1.E53</svg:desc>
                </draw:g>
              </table:table-cell>
            </table:table-row>
            <table:table-row>
              <table:table-cell office:value-type="string">
                <text:p>concentrating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disagreeing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25">
                <text:p>0.12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string">
                <text:p>interested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unsure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66666666666667">
                <text:p>0.7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